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SemiLight SemiConde" svg:font-family="'Bahnschrift SemiLight SemiConde'"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Bahnschrift SemiLight SemiConde"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2" style:family="paragraph" style:parent-style-name="Standard">
      <style:paragraph-properties fo:text-align="start" style:justify-single-word="false"/>
      <style:text-properties style:font-name="Calibri Light"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list-style-name="L1">
      <style:paragraph-properties fo:text-align="start" style:justify-single-word="false"/>
      <style:text-properties style:font-name="Calibri Light"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list-style-name="L2">
      <style:paragraph-properties fo:text-align="start" style:justify-single-word="false"/>
      <style:text-properties style:font-name="Calibri Light"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style>
    <style:style style:name="P6" style:family="paragraph" style:parent-style-name="Standard" style:list-style-name="L2">
      <style:paragraph-properties fo:text-align="start" style:justify-single-word="false"/>
    </style:style>
    <style:style style:name="P7" style:family="paragraph" style:parent-style-name="Standard" style:list-style-name="L4">
      <style:paragraph-properties fo:text-align="start" style:justify-single-word="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Calibri Light"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10</text:p>
      <text:p text:style-name="P1"/>
      <text:p text:style-name="P1"/>
      <text:list xml:id="list6512065054915532287" text:style-name="L1">
        <text:list-item>
          <text:p text:style-name="P3"><text:span text:style-name="T1">Built-in Functions</text:span>: Built-in functions are functions that are already provided by the Python programming language itself. These functions are part of the Python standard library and can be directly used without requiring any additional code or import statements. They cover a wide range of operations, from mathematical calculations to string manipulations and more. Example of a built-in function - len(): The len() function is used to determine the length (number of elements) of various types of objects like strings, lists, tuples, etc.</text:p>
        </text:list-item>
      </text:list>
      <text:p text:style-name="P2"/>
      <text:p text:style-name="P2"/>
      <text:list xml:id="list29625648" text:continue-numbering="true" text:style-name="L1">
        <text:list-header>
          <text:p text:style-name="P3"><text:span text:style-name="T1">User-defined Functions:</text:span> User-defined functions are functions that are created by the programmer to perform specific tasks. These functions are defined using the def keyword, followed by a function name and a set of parameters. User-defined functions encapsulate a set of instructions that can be reused throughout the code.</text:p>
        </text:list-header>
      </text:list>
      <text:p text:style-name="P2"/>
      <text:p text:style-name="P2"/>
      <text:p text:style-name="P2"/>
      <text:list xml:id="list29643688" text:continue-numbering="true" text:style-name="L1">
        <text:list-item>
          <text:p text:style-name="P3">You can pass arguments to a function to provide it with the necessary data or inputs for its</text:p>
          <text:p text:style-name="P3"><text:s/>operation.</text:p>
        </text:list-item>
      </text:list>
      <text:p text:style-name="P2"><text:tab/></text:p>
      <text:list xml:id="list9081688906971388405" text:style-name="L2">
        <text:list-item>
          <text:list>
            <text:list-item>
              <text:list>
                <text:list-item>
                  <text:p text:style-name="P4"><text:span text:style-name="T1">Positional Arguments</text:span>: Positional arguments are passed to a function based on their position or order in the function call. These arguments are matched to the parameters of the function in the order they are provided. The number of arguments and their positions must match the number and order of the function's parameters</text:p>
                </text:list-item>
                <text:list-item>
                  <text:p text:style-name="P4"><text:span text:style-name="T1">Keyword Arguments</text:span>: Keyword arguments allow you to pass arguments to a function using the parameter names as keywords. This way, you can specify which argument corresponds to which parameter, regardless of their order.</text:p>
                </text:list-item>
              </text:list>
            </text:list-item>
          </text:list>
        </text:list-item>
      </text:list>
      <text:p text:style-name="P5"><text:s text:c="7"/>3. </text:p>
      <text:p text:style-name="P2"/>
      <text:p text:style-name="P2"><text:tab/>The return statement in a function serves the purpose of specifying the value that the <text:tab/>function will produce as its output.</text:p>
      <text:p text:style-name="P2"><text:tab/><text:tab/></text:p>
      <text:p text:style-name="P2"><text:tab/>def calculate_grade(score):</text:p>
      <text:p text:style-name="P2"><text:s text:c="4"/><text:tab/><text:tab/>if score &gt;= 90:</text:p>
      <text:p text:style-name="P2"><text:s text:c="7"/><text:tab/><text:tab/> return "A"</text:p>
      <text:p text:style-name="P2"><text:s text:c="4"/><text:tab/><text:tab/>elif score &gt;= 80:</text:p>
      <text:p text:style-name="P2"><text:s text:c="7"/><text:tab/><text:tab/>return "B"</text:p>
      <text:p text:style-name="P2"><text:s text:c="4"/><text:tab/><text:tab/>elif score &gt;= 70:</text:p>
      <text:p text:style-name="P2"><text:s text:c="8"/><text:tab/><text:tab/>return "C"</text:p>
      <text:p text:style-name="P2"><text:s text:c="4"/><text:tab/><text:tab/>else:</text:p>
      <text:p text:style-name="P2"><text:s text:c="8"/><text:tab/><text:tab/>return "F"</text:p>
      <text:p text:style-name="P2"/>
      <text:p text:style-name="P2"><text:tab/>student_score = 85</text:p>
      <text:p text:style-name="P2"><text:tab/>grade = calculate_grade(student_score)</text:p>
      <text:p text:style-name="P2"><text:tab/>print(f"The student's grade is: {grade}")</text:p>
      <text:p text:style-name="P2"><text:tab/></text:p>
      <text:list xml:id="list29619966" text:continue-numbering="true" text:style-name="L2">
        <text:list-header>
          <text:p text:style-name="P4"><text:soft-page-break/></text:p>
          <text:p text:style-name="P6"><text:span text:style-name="T2"/></text:p>
        </text:list-header>
      </text:list>
      <text:p text:style-name="P5"><text:span text:style-name="T2"><text:tab/>4. <text:s/>Lambda functions, also known as anonymous functions, are a feature in Python that allow <text:tab/>you to create small, unnamed functions for short, simple operations.</text:span></text:p>
      <text:list xml:id="list29623929" text:continue-numbering="true" text:style-name="L2">
        <text:list-item>
          <text:list>
            <text:list-header>
              <text:p text:style-name="P6"><text:span text:style-name="T2">These are some syntax:</text:span></text:p>
              <text:list>
                <text:list-header>
                  <text:p text:style-name="P6"><text:span text:style-name="T2">1.Syntax: Regular functions use the def keyword for their definition, followed by a <text:tab/>function name, parameters, and a block of code. Lambda functions use the <text:tab/>lambda keyword, followed by parameters and a single expression.</text:span></text:p>
                  <text:p text:style-name="P6"><text:span text:style-name="T2">2. Name: Regular functions have a defined name, making them reusable and easier <text:s/><text:tab/>to reference. Lambda functions are anonymous, meaning they have no name <text:tab/>and are used directly where they're needed. </text:span></text:p>
                  <text:p text:style-name="P6"><text:span text:style-name="T2">3.Number of Expressions: Regular functions can contain multiple statements and expressions within their body. Lambda functions are limited to a single expression.</text:span></text:p>
                </text:list-header>
              </text:list>
            </text:list-header>
          </text:list>
        </text:list-item>
      </text:list>
      <text:p text:style-name="P5"><text:span text:style-name="T2"/></text:p>
      <text:list xml:id="list29627009" text:continue-numbering="true" text:style-name="L2">
        <text:list-item>
          <text:list>
            <text:list-header>
              <text:p text:style-name="P6"><text:span text:style-name="T2">5. <text:s/>1.Local Scope: Local scope refers to the region within a function where variables are <text:tab/>defined. Variables defined within a function are only accessible within that <text:tab/>function.</text:span></text:p>
              <text:list text:continue-numbering="true">
                <text:list-header>
                  <text:p text:style-name="P6"><text:span text:style-name="T2">2.Global Scope: Global scope refers to the region outside of any function, at the top level of the script or module. Variables defined in the global scope are accessible throughout the entire script or module.</text:span></text:p>
                </text:list-header>
              </text:list>
            </text:list-header>
          </text:list>
        </text:list-item>
      </text:list>
      <text:p text:style-name="P5"><text:span text:style-name="T2"/></text:p>
      <text:p text:style-name="P5"><text:span text:style-name="T2"><text:tab/><text:tab/>Key Differences: Local Scope: Variables are defined within functions. They are only <text:tab/><text:tab/>accessible within the function where they are defined. Local variables don't affect <text:tab/><text:tab/>variables with the same name in other functions or in the global scope. </text:span></text:p>
      <text:p text:style-name="P5"><text:span text:style-name="T2"><text:tab/><text:tab/>Global Scope: Variables are defined outside of functions, at the top level of <text:tab/><text:tab/><text:tab/>the code. They are accessible throughout the entire script or module. Global <text:tab/><text:tab/><text:tab/>variables can be accessed from both within functions and at the top level.</text:span></text:p>
      <text:p text:style-name="P5"><text:span text:style-name="T2"/></text:p>
      <text:list xml:id="list2174497249585348211" text:style-name="L4">
        <text:list-header>
          <text:p text:style-name="P7"><text:span text:style-name="T2">6.you can use the return statement in a function to return multiple values by packing them into a data structure, such as a tuple or a list. Although the return statement can only return a single object, you can return multiple values as components of a single object, and then unpack them after the function call.</text:span></text:p>
        </text:list-header>
      </text:list>
      <text:p text:style-name="P5"><text:span text:style-name="T2"/></text:p>
      <text:p text:style-name="P5"><text:span text:style-name="T2"/></text:p>
      <text:list xml:id="list29624881" text:continue-numbering="true" text:style-name="L4">
        <text:list-header>
          <text:p text:style-name="P7"><text:span text:style-name="T2">7. <text:line-break/> Python uses a unique approach for passing arguments to functions, which is often referred to as "pass by object reference" or "pass by assignment." This is different from the traditional concepts of "pass by value" and "pass by reference" commonly used in other programming languages. The terms "pass by value" and "pass by reference" don't directly apply to Python's behavior, but understanding the underlying mechanism is crucial to working effectively with function arguments.</text:span></text:p>
        </text:list-header>
      </text:list>
      <text:p text:style-name="P5"><text:span text:style-name="T2"/></text:p>
      <text:p text:style-name="P5"><text:span text:style-name="T2"><text:tab/><text:tab/></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oft-page-break/><text:span text:style-name="T2"/></text:p>
      <text:p text:style-name="P5"><text:span text:style-name="T2"/></text:p>
      <text:p text:style-name="P5"><text:span text:style-name="T2"><text:tab/><text:tab/>8.<text:line-break/><text:tab/><text:tab/><text:tab/>import math</text:span></text:p>
      <text:p text:style-name="P5"><text:span text:style-name="T2"/></text:p>
      <text:p text:style-name="P5"><text:span text:style-name="T2"><text:tab/><text:tab/>def perform_operations(value):</text:span></text:p>
      <text:p text:style-name="P5"><text:span text:style-name="T2"><text:s text:c="4"/><text:tab/><text:tab/>logarithm = math.log(value)</text:span></text:p>
      <text:p text:style-name="P5"><text:span text:style-name="T2"><text:s text:c="4"/><text:tab/><text:tab/>exponential = math.exp(value)</text:span></text:p>
      <text:p text:style-name="P5"><text:span text:style-name="T2"><text:s text:c="4"/><text:tab/><text:tab/>power_of_2 = 2 ** value</text:span></text:p>
      <text:p text:style-name="P5"><text:span text:style-name="T2"><text:s text:c="3"/><text:tab/><text:tab/> square_root = math.sqrt(value)</text:span></text:p>
      <text:p text:style-name="P5"><text:span text:style-name="T2"><text:s text:c="4"/></text:span></text:p>
      <text:p text:style-name="P5"><text:span text:style-name="T2"><text:s text:c="4"/><text:tab/><text:tab/>return logarithm, exponential, power_of_2, square_root</text:span></text:p>
      <text:p text:style-name="P5"><text:span text:style-name="T2"/></text:p>
      <text:p text:style-name="P5"><text:span text:style-name="T2"><text:tab/><text:tab/>input_value = float(input("Enter a number: "))</text:span></text:p>
      <text:p text:style-name="P5"><text:span text:style-name="T2"><text:tab/><text:tab/><text:tab/>logarithm_result, exponential_result, power_result, sqrt_result = <text:tab/><text:tab/><text:tab/><text:tab/>perform_operations(input_value)</text:span></text:p>
      <text:p text:style-name="P5"><text:span text:style-name="T2"/></text:p>
      <text:p text:style-name="P5"><text:span text:style-name="T2"><text:tab/><text:tab/>print(f"Logarithmic result: {logarithm_result}")</text:span></text:p>
      <text:p text:style-name="P5"><text:span text:style-name="T2"><text:tab/><text:tab/>print(f"Exponential result: {exponential_result}")</text:span></text:p>
      <text:p text:style-name="P5"><text:span text:style-name="T2"><text:tab/><text:tab/>print(f"Power of 2 result: {power_result}")</text:span></text:p>
      <text:p text:style-name="P5"><text:span text:style-name="T2"><text:tab/><text:tab/>print(f"Square root result: {sqrt_result}")<text:line-break/><text:tab/><text:tab/><text:tab/></text:span></text:p>
      <text:p text:style-name="P5"><text:span text:style-name="T2"><text:tab/><text:tab/>9.<text:line-break/><text:tab/><text:tab/><text:tab/>def extract_names(full_name):</text:span></text:p>
      <text:p text:style-name="P5"><text:span text:style-name="T2"><text:s text:c="4"/><text:tab/><text:tab/><text:tab/>names = full_name.split()</text:span></text:p>
      <text:p text:style-name="P5"><text:span text:style-name="T2"><text:s text:c="4"/></text:span></text:p>
      <text:p text:style-name="P5"><text:span text:style-name="T2"><text:s text:c="3"/><text:tab/><text:tab/><text:tab/> if len(names) == 0:</text:span></text:p>
      <text:p text:style-name="P5"><text:span text:style-name="T2"><text:s text:c="8"/><text:tab/><text:tab/><text:tab/>return None, None</text:span></text:p>
      <text:p text:style-name="P5"><text:span text:style-name="T2"><text:s text:c="4"/><text:tab/><text:tab/><text:tab/>elif len(names) == 1:</text:span></text:p>
      <text:p text:style-name="P5"><text:span text:style-name="T2"><text:s text:c="8"/><text:tab/><text:tab/><text:tab/>return names[0], None</text:span></text:p>
      <text:p text:style-name="P5"><text:span text:style-name="T2"><text:s text:c="4"/><text:tab/><text:tab/><text:tab/>elif len(names) == 2:</text:span></text:p>
      <text:p text:style-name="P5"><text:span text:style-name="T2"><text:s text:c="8"/><text:tab/><text:tab/><text:tab/><text:tab/>return names[0], names[1]</text:span></text:p>
      <text:p text:style-name="P5"><text:span text:style-name="T2"><text:s text:c="4"/><text:tab/><text:tab/><text:tab/>else:</text:span></text:p>
      <text:p text:style-name="P5"><text:span text:style-name="T2"><text:s text:c="8"/><text:tab/><text:tab/><text:tab/><text:tab/>return names[0], ' '.join(names[1:])</text:span></text:p>
      <text:p text:style-name="P5"><text:span text:style-name="T2"/></text:p>
      <text:p text:style-name="P5"><text:span text:style-name="T2"><text:tab/><text:tab/><text:tab/></text:span></text:p>
      <text:p text:style-name="P5"><text:span text:style-name="T2"><text:tab/><text:tab/><text:tab/>full_name_input = input("Enter a full name: ")</text:span></text:p>
      <text:p text:style-name="P5"><text:span text:style-name="T2"><text:tab/><text:tab/><text:tab/>first_name, last_name = extract_names(full_name_input)</text:span></text:p>
      <text:p text:style-name="P5"><text:span text:style-name="T2"/></text:p>
      <text:p text:style-name="P5"><text:span text:style-name="T2"><text:tab/><text:tab/><text:tab/>if first_name and last_name:</text:span></text:p>
      <text:p text:style-name="P5"><text:span text:style-name="T2"><text:s text:c="3"/><text:tab/><text:tab/><text:tab/><text:tab/> print(f"First name: {first_name}")</text:span></text:p>
      <text:p text:style-name="P5"><text:span text:style-name="T2"><text:s text:c="4"/><text:tab/><text:tab/><text:tab/><text:tab/>print(f"Last name: {last_name}")</text:span></text:p>
      <text:p text:style-name="P5"><text:span text:style-name="T2"><text:tab/><text:tab/><text:tab/>elif first_name:</text:span></text:p>
      <text:p text:style-name="P5"><text:span text:style-name="T2"><text:s text:c="4"/><text:tab/><text:tab/><text:tab/><text:tab/>print(f"First name: {first_name}")</text:span></text:p>
      <text:p text:style-name="P5"><text:span text:style-name="T2"><text:tab/><text:tab/><text:tab/>else:</text:span></text:p>
      <text:p text:style-name="P5"><text:span text:style-name="T2"><text:s text:c="4"/><text:tab/><text:tab/><text:tab/><text:tab/>print("No name entered.")</text:span></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SemiLight SemiConde" svg:font-family="'Bahnschrift SemiLight SemiConde'"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ga Vinay</meta:initial-creator>
    <meta:creation-date>2023-08-18T08:53:18.57</meta:creation-date>
    <meta:document-statistic meta:table-count="0" meta:image-count="0" meta:object-count="0" meta:page-count="3" meta:paragraph-count="71" meta:word-count="792" meta:character-count="5620"/>
    <dc:date>2023-08-18T09:38:32.83</dc:date>
    <dc:creator>Naga Vinay</dc:creator>
    <meta:editing-duration>PT14M3S</meta:editing-duration>
    <meta:editing-cycles>1</meta:editing-cycles>
    <meta:generator>OpenOffice/4.1.7$Win32 OpenOffice.org_project/417m1$Build-9800</meta:generator>
  </office:meta>
</office:document-meta>
</file>